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ce4" office:value-type="string" calcext:value-type="string">
            <text:p>Budget Distribution by Work Packages</text:p>
          </table:table-cell>
          <table:table-cell table:style-name="ce3" table:number-columns-repeated="1023"/>
        </table:table-row>
        <table:table-row table:style-name="ro1">
          <table:table-cell table:style-name="ce5"/>
          <table:table-cell table:style-name="ce3"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WP 1</text:p>
          </table:table-cell>
          <table:table-cell table:style-name="ce3" office:value-type="string" calcext:value-type="string">
            <text:p>WP 2</text:p>
          </table:table-cell>
          <table:table-cell table:style-name="ce3" office:value-type="string" calcext:value-type="string">
            <text:p>WP 3</text:p>
          </table:table-cell>
          <table:table-cell table:style-name="ce3" office:value-type="string" calcext:value-type="string">
            <text:p>WP 4</text:p>
          </table:table-cell>
          <table:table-cell table:style-name="ce3" office:value-type="string" calcext:value-type="string">
            <text:p>WP 5</text:p>
          </table:table-cell>
          <table:table-cell table:style-name="ce3" office:value-type="string" calcext:value-type="string">
            <text:p>WP 6</text:p>
          </table:table-cell>
          <table:table-cell table:style-name="ce3" office:value-type="string" calcext:value-type="string">
            <text:p>WP 7</text:p>
          </table:table-cell>
          <table:table-cell table:style-name="ce3" office:value-type="string" calcext:value-type="string">
            <text:p>WP 8</text:p>
          </table:table-cell>
          <table:table-cell table:style-name="ce3" office:value-type="string" calcext:value-type="string">
            <text:p>WP 9</text:p>
          </table:table-cell>
          <table:table-cell table:style-name="ce3" office:value-type="string" calcext:value-type="string">
            <text:p>WP 10</text:p>
          </table:table-cell>
          <table:table-cell table:style-name="ce3" office:value-type="string" calcext:value-type="string">
            <text:p>Sum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SUM([.B4:.K4])"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SUM([.B5:.K5])" office:value-type="float" office:value="168" calcext:value-type="float">
            <text:p>1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UM([.B6:.K6])" office:value-type="float" office:value="131" calcext:value-type="float">
            <text:p>1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SUM([.B7:.K7])"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SUM([.B8:.K8])" office:value-type="float" office:value="138" calcext:value-type="float">
            <text:p>1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9:.K9])"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0:.K10])"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1:.K11])"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12:.K12])" office:value-type="float" office:value="111" calcext:value-type="float">
            <text:p>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B13:.K13])" office:value-type="float" office:value="58" calcext:value-type="float">
            <text:p>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10"/>
          <table:table-cell table:formula="of:=SUM([.B14:.K14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/>
          <table:table-cell table:formula="of:=SUM([.B4:.B14])" office:value-type="float" office:value="71" calcext:value-type="float">
            <text:p>71</text:p>
          </table:table-cell>
          <table:table-cell table:formula="of:=SUM([.C4:.C14])" office:value-type="float" office:value="84" calcext:value-type="float">
            <text:p>84</text:p>
          </table:table-cell>
          <table:table-cell table:formula="of:=SUM([.D4:.D14])" office:value-type="float" office:value="102" calcext:value-type="float">
            <text:p>102</text:p>
          </table:table-cell>
          <table:table-cell table:formula="of:=SUM([.E4:.E14])" office:value-type="float" office:value="44" calcext:value-type="float">
            <text:p>44</text:p>
          </table:table-cell>
          <table:table-cell table:formula="of:=SUM([.F4:.F14])" office:value-type="float" office:value="121" calcext:value-type="float">
            <text:p>121</text:p>
          </table:table-cell>
          <table:table-cell table:formula="of:=SUM([.G4:.G14])" office:value-type="float" office:value="164" calcext:value-type="float">
            <text:p>164</text:p>
          </table:table-cell>
          <table:table-cell table:formula="of:=SUM([.H4:.H14])" office:value-type="float" office:value="167" calcext:value-type="float">
            <text:p>167</text:p>
          </table:table-cell>
          <table:table-cell table:formula="of:=SUM([.I4:.I14])" office:value-type="float" office:value="37" calcext:value-type="float">
            <text:p>37</text:p>
          </table:table-cell>
          <table:table-cell table:formula="of:=SUM([.J4:.J14])" office:value-type="float" office:value="44" calcext:value-type="float">
            <text:p>44</text:p>
          </table:table-cell>
          <table:table-cell table:formula="of:=SUM([.K4:.K14])" office:value-type="float" office:value="96" calcext:value-type="float">
            <text:p>96</text:p>
          </table:table-cell>
          <table:table-cell table:formula="of:=SUM([.B15:.K15])" office:value-type="float" office:value="930" calcext:value-type="float">
            <text:p>9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rcent</text:p>
          </table:table-cell>
          <table:table-cell table:style-name="ce2" table:formula="of:=[.B15]/9.31" office:value-type="float" office:value="7.62620837808808" calcext:value-type="float">
            <text:p>7,63</text:p>
          </table:table-cell>
          <table:table-cell table:style-name="ce2" table:formula="of:=[.C15]/9.31" office:value-type="float" office:value="9.02255639097744" calcext:value-type="float">
            <text:p>9,02</text:p>
          </table:table-cell>
          <table:table-cell table:style-name="ce2" table:formula="of:=[.D15]/9.31" office:value-type="float" office:value="10.9559613319012" calcext:value-type="float">
            <text:p>10,96</text:p>
          </table:table-cell>
          <table:table-cell table:style-name="ce2" table:formula="of:=[.E15]/9.31" office:value-type="float" office:value="4.72610096670247" calcext:value-type="float">
            <text:p>4,73</text:p>
          </table:table-cell>
          <table:table-cell table:style-name="ce2" table:formula="of:=[.F15]/9.31" office:value-type="float" office:value="12.9967776584318" calcext:value-type="float">
            <text:p>13,00</text:p>
          </table:table-cell>
          <table:table-cell table:style-name="ce2" table:formula="of:=[.G15]/9.31" office:value-type="float" office:value="17.6154672395274" calcext:value-type="float">
            <text:p>17,62</text:p>
          </table:table-cell>
          <table:table-cell table:style-name="ce2" table:formula="of:=[.H15]/9.31" office:value-type="float" office:value="17.937701396348" calcext:value-type="float">
            <text:p>17,94</text:p>
          </table:table-cell>
          <table:table-cell table:style-name="ce2" table:formula="of:=[.I15]/9.31" office:value-type="float" office:value="3.97422126745435" calcext:value-type="float">
            <text:p>3,97</text:p>
          </table:table-cell>
          <table:table-cell table:style-name="ce2" table:formula="of:=[.J15]/9.31" office:value-type="float" office:value="4.72610096670247" calcext:value-type="float">
            <text:p>4,73</text:p>
          </table:table-cell>
          <table:table-cell table:style-name="ce2" table:formula="of:=[.K15]/9.31" office:value-type="float" office:value="10.3114930182599" calcext:value-type="float">
            <text:p>10,31</text:p>
          </table:table-cell>
          <table:table-cell table:style-name="ce2" table:formula="of:=[.L15]/9.31" office:value-type="float" office:value="99.8925886143931" calcext:value-type="float">
            <text:p>99,89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Preliminary distribution, shares are in 1000 Euro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A = not yet assigned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8" office:value-type="string" calcext:value-type="string">
            <text:p>Budget Distribution by Staff Categories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Default"/>
          <table:table-cell table:style-name="ce3" office:value-type="string" calcext:value-type="string">
            <text:p>B2.1</text:p>
          </table:table-cell>
          <table:table-cell table:style-name="ce3" office:value-type="string" calcext:value-type="string">
            <text:p>B2.2</text:p>
          </table:table-cell>
          <table:table-cell table:style-name="ce3" office:value-type="string" calcext:value-type="string">
            <text:p>B2.3</text:p>
          </table:table-cell>
          <table:table-cell table:style-name="ce3" office:value-type="string" calcext:value-type="string">
            <text:p>B2.4</text:p>
          </table:table-cell>
          <table:table-cell table:style-name="ce3" office:value-type="string" calcext:value-type="string">
            <text:p>S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90" calcext:value-type="float">
            <text:p>90</text:p>
          </table:table-cell>
          <table:table-cell office:value-type="float" office:value="430" calcext:value-type="float">
            <text:p>430</text:p>
          </table:table-cell>
          <table:table-cell office:value-type="float" office:value="125" calcext:value-type="float">
            <text:p>125</text:p>
          </table:table-cell>
          <table:table-cell office:value-type="float" office:value="220" calcext:value-type="float">
            <text:p>220</text:p>
          </table:table-cell>
          <table:table-cell table:formula="of:=SUMPRODUCT([.B24:.E24];[.H25:.K25])" office:value-type="float" office:value="199540" calcext:value-type="float">
            <text:p>199540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289" calcext:value-type="float">
            <text:p>289</text:p>
          </table:table-cell>
          <table:table-cell office:value-type="float" office:value="228" calcext:value-type="float">
            <text:p>228</text:p>
          </table:table-cell>
          <table:table-cell office:value-type="float" office:value="189" calcext:value-type="float">
            <text:p>1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30" calcext:value-type="float">
            <text:p>30</text:p>
          </table:table-cell>
          <table:table-cell office:value-type="float" office:value="440" calcext:value-type="float">
            <text:p>44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formula="of:=SUMPRODUCT([.B25:.E25];[.H25:.K25])" office:value-type="float" office:value="167130" calcext:value-type="float">
            <text:p>167130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257" calcext:value-type="float">
            <text:p>257</text:p>
          </table:table-cell>
          <table:table-cell office:value-type="float" office:value="194" calcext:value-type="float">
            <text:p>194</text:p>
          </table:table-cell>
          <table:table-cell office:value-type="float" office:value="157" calcext:value-type="float">
            <text:p>1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26:.E26];[.H25:.K25])" office:value-type="float" office:value="130295" calcext:value-type="float">
            <text:p>13029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PRODUCT([.B27:.E27];[.H26:.K26])" office:value-type="float" office:value="54430" calcext:value-type="float">
            <text:p>544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30" calcext:value-type="float">
            <text:p>30</text:p>
          </table:table-cell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PRODUCT([.B28:.E28];[.H25:.K25])" office:value-type="float" office:value="138130" calcext:value-type="float">
            <text:p>1381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6</text:p>
          </table:table-cell>
          <table:table-cell office:value-type="string" calcext:value-type="string">
            <text:p><text:s/>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PRODUCT([.B29:.E29];[.H26:.K26])" office:value-type="float" office:value="23760" calcext:value-type="float">
            <text:p>237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30:.E30];[.H26:.K26])" office:value-type="float" office:value="23190" calcext:value-type="float">
            <text:p>231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31:.E31];[.H26:.K26])" office:value-type="float" office:value="23190" calcext:value-type="float">
            <text:p>231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32:.E32];[.H24:.K24])" office:value-type="float" office:value="110520" calcext:value-type="float">
            <text:p>1105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SUMPRODUCT([.B33:.E33];[.H26:.K26])" office:value-type="float" office:value="58390" calcext:value-type="float">
            <text:p>58390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4"/>
          <table:table-cell table:formula="of:=SUM([.F24:.F33])" office:value-type="float" office:value="928575" calcext:value-type="float">
            <text:p>928575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.00.0000</text:date>, <text:time style:data-style-name="N2" text:time-value="16:49:09.16436951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09:49:27.692445422</meta:creation-date>
    <dc:date>2020-02-15T18:26:16.479677674</dc:date>
    <meta:editing-duration>PT1H7M14S</meta:editing-duration>
    <meta:editing-cycles>19</meta:editing-cycles>
    <meta:generator>LibreOffice/6.0.7.3$Linux_X86_64 LibreOffice_project/00m0$Build-3</meta:generator>
    <meta:document-statistic meta:table-count="1" meta:cell-count="203" meta:object-count="0"/>
  </office:meta>
</office:document-meta>
</file>